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nonymous Pro" svg:font-family="'Anonymous Pro'" style:font-pitch="fixed"/>
    <style:font-face style:name="Nexa Bold" svg:font-family="'Nexa Bold'" style:font-pitch="variable"/>
    <style:font-face style:name="Nexa Light" svg:font-family="'Nex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875in" table:align="margins"/>
    </style:style>
    <style:style style:name="Table1.A" style:family="table-column">
      <style:table-column-properties style:column-width="4.875in" style:rel-column-width="65535*"/>
    </style:style>
    <style:style style:name="Table1.A1" style:family="table-cell">
      <style:table-cell-properties fo:padding="0.0382in" fo:border="0.05pt solid #808000"/>
    </style:style>
    <style:style style:name="Table2" style:family="table">
      <style:table-properties style:width="4.875in" table:align="margins"/>
    </style:style>
    <style:style style:name="Table2.A" style:family="table-column">
      <style:table-column-properties style:column-width="0.7486in" style:rel-column-width="10063*"/>
    </style:style>
    <style:style style:name="Table2.B" style:family="table-column">
      <style:table-column-properties style:column-width="2.3764in" style:rel-column-width="31945*"/>
    </style:style>
    <style:style style:name="Table2.C" style:family="table-column">
      <style:table-column-properties style:column-width="1.75in" style:rel-column-width="23527*"/>
    </style:style>
    <style:style style:name="Table2.1" style:family="table-row">
      <style:table-row-properties style:min-row-height="0.3764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2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3" style:family="table">
      <style:table-properties style:width="4.875in" table:align="margins"/>
    </style:style>
    <style:style style:name="Table3.A" style:family="table-column">
      <style:table-column-properties style:column-width="0.75in" style:rel-column-width="10082*"/>
    </style:style>
    <style:style style:name="Table3.B" style:family="table-column">
      <style:table-column-properties style:column-width="2.3653in" style:rel-column-width="31796*"/>
    </style:style>
    <style:style style:name="Table3.C" style:family="table-column">
      <style:table-column-properties style:column-width="0.8799in" style:rel-column-width="11828*"/>
    </style:style>
    <style:style style:name="Table3.D" style:family="table-column">
      <style:table-column-properties style:column-width="0.8799in" style:rel-column-width="118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75in" table:align="margins"/>
    </style:style>
    <style:style style:name="Table4.A" style:family="table-column">
      <style:table-column-properties style:column-width="4.875in" style:rel-column-width="65535*"/>
    </style:style>
    <style:style style:name="Table4.A1" style:family="table-cell">
      <style:table-cell-properties fo:padding="0.0382in" fo:border="0.05pt solid #808000"/>
    </style:style>
    <style:style style:name="Table5" style:family="table">
      <style:table-properties style:width="4.875in" table:align="margins"/>
    </style:style>
    <style:style style:name="Table5.A" style:family="table-column">
      <style:table-column-properties style:column-width="0.7479in" style:rel-column-width="1077*"/>
    </style:style>
    <style:style style:name="Table5.B" style:family="table-column">
      <style:table-column-properties style:column-width="2.3764in" style:rel-column-width="3422*"/>
    </style:style>
    <style:style style:name="Table5.C" style:family="table-column">
      <style:table-column-properties style:column-width="1.7507in" style:rel-column-width="2521*"/>
    </style:style>
    <style:style style:name="Table5.1" style:family="table-row">
      <style:table-row-properties style:min-row-height="0.3764in"/>
    </style:style>
    <style:style style:name="Table5.A1" style:family="table-cell">
      <style:table-cell-properties fo:padding="0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5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6" style:family="table">
      <style:table-properties style:width="4.875in" table:align="margins"/>
    </style:style>
    <style:style style:name="Table6.A" style:family="table-column">
      <style:table-column-properties style:column-width="0.75in" style:rel-column-width="10082*"/>
    </style:style>
    <style:style style:name="Table6.B" style:family="table-column">
      <style:table-column-properties style:column-width="2.3653in" style:rel-column-width="31796*"/>
    </style:style>
    <style:style style:name="Table6.C" style:family="table-column">
      <style:table-column-properties style:column-width="0.8799in" style:rel-column-width="11828*"/>
    </style:style>
    <style:style style:name="Table6.D" style:family="table-column">
      <style:table-column-properties style:column-width="0.8799in" style:rel-column-width="1182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75in" table:align="margins"/>
    </style:style>
    <style:style style:name="Table7.A" style:family="table-column">
      <style:table-column-properties style:column-width="4.875in" style:rel-column-width="65535*"/>
    </style:style>
    <style:style style:name="Table7.A1" style:family="table-cell">
      <style:table-cell-properties fo:padding="0.0382in" fo:border="0.05pt solid #808000"/>
    </style:style>
    <style:style style:name="Table8" style:family="table">
      <style:table-properties style:width="4.875in" table:align="margins"/>
    </style:style>
    <style:style style:name="Table8.A" style:family="table-column">
      <style:table-column-properties style:column-width="0.7486in" style:rel-column-width="10063*"/>
    </style:style>
    <style:style style:name="Table8.B" style:family="table-column">
      <style:table-column-properties style:column-width="2.3764in" style:rel-column-width="31945*"/>
    </style:style>
    <style:style style:name="Table8.C" style:family="table-column">
      <style:table-column-properties style:column-width="1.75in" style:rel-column-width="23527*"/>
    </style:style>
    <style:style style:name="Table8.1" style:family="table-row">
      <style:table-row-properties style:min-row-height="0.3764in"/>
    </style:style>
    <style:style style:name="Table8.A1" style:family="table-cell">
      <style:table-cell-properties fo:padding="0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8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9" style:family="table">
      <style:table-properties style:width="4.875in" table:align="margins"/>
    </style:style>
    <style:style style:name="Table9.A" style:family="table-column">
      <style:table-column-properties style:column-width="0.75in" style:rel-column-width="10082*"/>
    </style:style>
    <style:style style:name="Table9.B" style:family="table-column">
      <style:table-column-properties style:column-width="2.3653in" style:rel-column-width="31796*"/>
    </style:style>
    <style:style style:name="Table9.C" style:family="table-column">
      <style:table-column-properties style:column-width="0.8799in" style:rel-column-width="11828*"/>
    </style:style>
    <style:style style:name="Table9.D" style:family="table-column">
      <style:table-column-properties style:column-width="0.8799in" style:rel-column-width="1182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75in" table:align="margins"/>
    </style:style>
    <style:style style:name="Table10.A" style:family="table-column">
      <style:table-column-properties style:column-width="4.875in" style:rel-column-width="65535*"/>
    </style:style>
    <style:style style:name="Table10.A1" style:family="table-cell">
      <style:table-cell-properties fo:padding="0.0382in" fo:border="0.05pt solid #808000"/>
    </style:style>
    <style:style style:name="Table11" style:family="table">
      <style:table-properties style:width="4.875in" table:align="margins"/>
    </style:style>
    <style:style style:name="Table11.A" style:family="table-column">
      <style:table-column-properties style:column-width="0.7486in" style:rel-column-width="10063*"/>
    </style:style>
    <style:style style:name="Table11.B" style:family="table-column">
      <style:table-column-properties style:column-width="2.3764in" style:rel-column-width="31945*"/>
    </style:style>
    <style:style style:name="Table11.C" style:family="table-column">
      <style:table-column-properties style:column-width="1.75in" style:rel-column-width="23527*"/>
    </style:style>
    <style:style style:name="Table11.1" style:family="table-row">
      <style:table-row-properties style:min-row-height="0.3764in"/>
    </style:style>
    <style:style style:name="Table11.A1" style:family="table-cell">
      <style:table-cell-properties fo:padding="0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11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12" style:family="table">
      <style:table-properties style:width="4.875in" table:align="margins"/>
    </style:style>
    <style:style style:name="Table12.A" style:family="table-column">
      <style:table-column-properties style:column-width="0.75in" style:rel-column-width="10082*"/>
    </style:style>
    <style:style style:name="Table12.B" style:family="table-column">
      <style:table-column-properties style:column-width="2.3653in" style:rel-column-width="31796*"/>
    </style:style>
    <style:style style:name="Table12.C" style:family="table-column">
      <style:table-column-properties style:column-width="0.8799in" style:rel-column-width="11828*"/>
    </style:style>
    <style:style style:name="Table12.D" style:family="table-column">
      <style:table-column-properties style:column-width="0.8799in" style:rel-column-width="1182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2pt" officeooo:paragraph-rsid="00259862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fo:font-size="5pt" officeooo:paragraph-rsid="00259862" style:font-size-asian="5pt" style:font-size-complex="5pt"/>
    </style:style>
    <style:style style:name="P3" style:family="paragraph" style:parent-style-name="Standard">
      <style:paragraph-properties fo:text-align="center" style:justify-single-word="false"/>
      <style:text-properties style:font-name="Nexa Light" fo:font-size="5pt" officeooo:rsid="00259862" officeooo:paragraph-rsid="00259862" style:font-size-asian="5pt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Nexa Light" fo:font-size="2pt" officeooo:paragraph-rsid="00259862" style:font-size-asian="1.75pt" style:font-size-complex="2pt"/>
    </style:style>
    <style:style style:name="P5" style:family="paragraph" style:parent-style-name="Standard">
      <style:paragraph-properties fo:text-align="center" style:justify-single-word="false"/>
      <style:text-properties style:font-name="Nexa Bold" fo:font-size="5pt" officeooo:rsid="00259862" officeooo:paragraph-rsid="00259862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Nexa Bold" fo:font-size="5pt" officeooo:paragraph-rsid="00259862" style:font-size-asian="5pt" style:font-size-complex="5pt"/>
    </style:style>
    <style:style style:name="P7" style:family="paragraph" style:parent-style-name="Standard">
      <style:paragraph-properties fo:text-align="justify" style:justify-single-word="false"/>
      <style:text-properties officeooo:paragraph-rsid="00259862"/>
    </style:style>
    <style:style style:name="P8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259862" officeooo:paragraph-rsid="00259862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259f95" officeooo:paragraph-rsid="00259f9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exa Light" fo:font-size="10pt" officeooo:paragraph-rsid="0025986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Nexa Light" fo:font-size="10pt" officeooo:rsid="00010634" officeooo:paragraph-rsid="0025986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exa Light" fo:font-size="10pt" officeooo:rsid="002125e7" officeooo:paragraph-rsid="0025986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exa Light" fo:font-size="10pt" officeooo:rsid="00259862" officeooo:paragraph-rsid="00259862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exa Light" fo:font-size="10pt" officeooo:rsid="00259f95" officeooo:paragraph-rsid="00259f9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exa Light" fo:font-size="6pt" officeooo:paragraph-rsid="0025986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Nexa Light" fo:font-size="6pt" officeooo:rsid="00259862" officeooo:paragraph-rsid="00259862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Nexa Light" fo:font-size="6pt" officeooo:rsid="00259f95" officeooo:paragraph-rsid="00259f95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rsid="000b2d1a" officeooo:paragraph-rsid="00259862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paragraph-rsid="00259862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Nexa Light" fo:font-size="6pt" fo:font-weight="bold" officeooo:rsid="0023a1ae" officeooo:paragraph-rsid="00259862" style:font-size-asian="5.25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nonymous Pro" fo:font-size="11pt" fo:font-weight="normal" officeooo:rsid="00259862" officeooo:paragraph-rsid="00259862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nonymous Pro" fo:font-size="11pt" fo:font-weight="normal" officeooo:rsid="00259f95" officeooo:paragraph-rsid="00259f9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nonymous Pro" fo:font-size="11pt" officeooo:rsid="00259862" officeooo:paragraph-rsid="00259862" style:font-size-asian="9.60000038146973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nonymous Pro" fo:font-size="11pt" officeooo:rsid="00259f95" officeooo:paragraph-rsid="00259f95" style:font-size-asian="9.60000038146973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exa Bold" fo:font-size="2pt" officeooo:rsid="0023a1ae" officeooo:paragraph-rsid="00259862" style:font-size-asian="1.75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style:font-name="Nexa Bold" fo:font-size="6pt" officeooo:rsid="0023a1ae" officeooo:paragraph-rsid="00259862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Nexa Bold" fo:font-size="6pt" officeooo:rsid="0025d342" officeooo:paragraph-rsid="0025d342" style:font-size-asian="6pt" style:font-size-complex="6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1fb134"/>
    </style:style>
    <style:style style:name="T3" style:family="text">
      <style:text-properties fo:font-variant="normal" fo:text-transform="none" fo:color="#000000" fo:letter-spacing="normal" officeooo:rsid="002125e7"/>
    </style:style>
    <style:style style:name="T4" style:family="text">
      <style:text-properties fo:font-variant="normal" fo:text-transform="none" fo:color="#000000" fo:letter-spacing="normal" officeooo:rsid="00259f95"/>
    </style:style>
    <style:style style:name="T5" style:family="text">
      <style:text-properties officeooo:rsid="0025986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59862"/>
    </style:style>
    <style:style style:name="T8" style:family="text">
      <style:text-properties style:font-name="Nexa Bold" officeooo:rsid="00259862"/>
    </style:style>
    <style:style style:name="T9" style:family="text">
      <style:text-properties style:font-name="Nexa Bold" style:text-underline-style="solid" style:text-underline-width="auto" style:text-underline-color="font-color" officeooo:rsid="002598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2">comp_name </text:span><text:span text:style-name="T1">— </text:span><text:span text:style-name="T3">event0 round0 heat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/>
            <text:p text:style-name="P27">ccid_label0</text:p>
            <text:p text:style-name="P26"/>
            <text:p text:style-name="P23">ccid0</text:p>
          </table:table-cell>
          <table:table-cell table:style-name="Table2.B1" office:value-type="string">
            <text:p text:style-name="P20"/>
            <text:p text:style-name="P8">name0</text:p>
            <text:p text:style-name="P20"/>
          </table:table-cell>
          <table:table-cell table:style-name="Table2.C1" office:value-type="string">
            <text:p text:style-name="P21">wcaid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Time</text:p>
          </table:table-cell>
          <table:table-cell table:style-name="Table3.A1" office:value-type="string">
            <text:p text:style-name="P11">Judge</text:p>
          </table:table-cell>
          <table:table-cell table:style-name="Table3.D1" office:value-type="string">
            <text:p text:style-name="P11">Comp</text:p>
          </table:table-cell>
        </table:table-row>
        <table:table-row>
          <table:table-cell table:style-name="Table3.A2" office:value-type="string">
            <text:p text:style-name="P11">Solve 1</text:p>
          </table:table-cell>
          <table:table-cell table:style-name="Table3.A2" office:value-type="string">
            <text:p text:style-name="P16">hard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1">Solve 2</text:p>
          </table:table-cell>
          <table:table-cell table:style-name="Table3.A2" office:value-type="string">
            <text:p text:style-name="P16">mean_soft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1">Solve 3</text:p>
          </table:table-cell>
          <table:table-cell table:style-name="Table3.A2" office:value-type="string">
            <text:p text:style-name="P16">average_soft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solve40</text:p>
          </table:table-cell>
          <table:table-cell table:style-name="Table3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3.A2" office:value-type="string">
            <text:p text:style-name="P15"/>
            <text:p text:style-name="P15"/>
            <text:p text:style-name="P19"><text:bookmark text:name="__DdeLink__552_999469047111"/></text:p>
          </table:table-cell>
          <table:table-cell table:style-name="Table3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3.A2" office:value-type="string">
            <text:p text:style-name="P12">solve50</text:p>
          </table:table-cell>
          <table:table-cell table:style-name="Table3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3.A2" office:value-type="string">
            <text:p text:style-name="P15"/>
            <text:p text:style-name="P15"/>
            <text:p text:style-name="P19"/>
          </table:table-cell>
          <table:table-cell table:style-name="Table3.D2" office:value-type="string">
            <text:p text:style-name="P15"/>
            <text:p text:style-name="P15"/>
            <text:p text:style-name="P18"/>
          </table:table-cell>
        </table:table-row>
      </table:table>
      <text:p text:style-name="P4"/>
      <text:p text:style-name="P3"/>
      <text:p text:style-name="P5">Scorecards generated with Matthew McMillan's scorecard generator. Please visit <text:span text:style-name="T6">matthewmcmillan.me/scorecards</text:span> to get cards for your competition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2">comp_name </text:span><text:span text:style-name="T1">— </text:span><text:span text:style-name="T4">event1 round1 heat1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5"/>
            <text:p text:style-name="P27">ccid_label1</text:p>
            <text:p text:style-name="P26"/>
            <text:p text:style-name="P23">ccid1</text:p>
          </table:table-cell>
          <table:table-cell table:style-name="Table5.B1" office:value-type="string">
            <text:p text:style-name="P20"/>
            <text:p text:style-name="P8">name1</text:p>
            <text:p text:style-name="P20"/>
          </table:table-cell>
          <table:table-cell table:style-name="Table5.C1" office:value-type="string">
            <text:p text:style-name="P21">wcaid1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>Time</text:p>
          </table:table-cell>
          <table:table-cell table:style-name="Table6.A1" office:value-type="string">
            <text:p text:style-name="P11">Judge</text:p>
          </table:table-cell>
          <table:table-cell table:style-name="Table6.D1" office:value-type="string">
            <text:p text:style-name="P11">Comp</text:p>
          </table:table-cell>
        </table:table-row>
        <table:table-row>
          <table:table-cell table:style-name="Table6.A2" office:value-type="string">
            <text:p text:style-name="P11">Solve 1</text:p>
          </table:table-cell>
          <table:table-cell table:style-name="Table6.A2" office:value-type="string">
            <text:p text:style-name="P16">hard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1">Solve 2</text:p>
          </table:table-cell>
          <table:table-cell table:style-name="Table6.A2" office:value-type="string">
            <text:p text:style-name="P16">mean_soft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1">Solve 3</text:p>
          </table:table-cell>
          <table:table-cell table:style-name="Table6.A2" office:value-type="string">
            <text:p text:style-name="P16">average_soft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3">solve41</text:p>
          </table:table-cell>
          <table:table-cell table:style-name="Table6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6.A2" office:value-type="string">
            <text:p text:style-name="P15"/>
            <text:p text:style-name="P15"/>
            <text:p text:style-name="P19"><text:bookmark text:name="__DdeLink__552_9994690471114"/></text:p>
          </table:table-cell>
          <table:table-cell table:style-name="Table6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6.A2" office:value-type="string">
            <text:p text:style-name="P13">solve51</text:p>
          </table:table-cell>
          <table:table-cell table:style-name="Table6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6.A2" office:value-type="string">
            <text:p text:style-name="P15"/>
            <text:p text:style-name="P15"/>
            <text:p text:style-name="P19"/>
          </table:table-cell>
          <table:table-cell table:style-name="Table6.D2" office:value-type="string">
            <text:p text:style-name="P15"/>
            <text:p text:style-name="P15"/>
            <text:p text:style-name="P18"/>
          </table:table-cell>
        </table:table-row>
      </table:table>
      <text:p text:style-name="P4"/>
      <text:p text:style-name="P3"/>
      <text:p text:style-name="P2"><text:span text:style-name="T8">Scorecards generated with Matthew McMillan's scorecard generator. Please visit </text:span><text:span text:style-name="T9">matthewmcmillan.me/scorecards</text:span><text:span text:style-name="T8"> to get cards for your competition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><text:span text:style-name="T2">comp_name </text:span><text:span text:style-name="T1">— </text:span><text:span text:style-name="T4">event2 round2 heat2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/>
            <text:p text:style-name="P27">ccid_label2</text:p>
            <text:p text:style-name="P26"/>
            <text:p text:style-name="P24">ccid2</text:p>
          </table:table-cell>
          <table:table-cell table:style-name="Table8.B1" office:value-type="string">
            <text:p text:style-name="P20"/>
            <text:p text:style-name="P9">name2</text:p>
            <text:p text:style-name="P20"/>
          </table:table-cell>
          <table:table-cell table:style-name="Table8.C1" office:value-type="string">
            <text:p text:style-name="P22">wcaid2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>Time</text:p>
          </table:table-cell>
          <table:table-cell table:style-name="Table9.A1" office:value-type="string">
            <text:p text:style-name="P11">Judge</text:p>
          </table:table-cell>
          <table:table-cell table:style-name="Table9.D1" office:value-type="string">
            <text:p text:style-name="P11">Comp</text:p>
          </table:table-cell>
        </table:table-row>
        <table:table-row>
          <table:table-cell table:style-name="Table9.A2" office:value-type="string">
            <text:p text:style-name="P11">Solve 1</text:p>
          </table:table-cell>
          <table:table-cell table:style-name="Table9.A2" office:value-type="string">
            <text:p text:style-name="P17">hard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1">Solve 2</text:p>
          </table:table-cell>
          <table:table-cell table:style-name="Table9.A2" office:value-type="string">
            <text:p text:style-name="P17">mean_soft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1">Solve 3</text:p>
          </table:table-cell>
          <table:table-cell table:style-name="Table9.A2" office:value-type="string">
            <text:p text:style-name="P17">average_soft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3">solve42</text:p>
          </table:table-cell>
          <table:table-cell table:style-name="Table9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9.A2" office:value-type="string">
            <text:p text:style-name="P15"/>
            <text:p text:style-name="P15"/>
            <text:p text:style-name="P19"><text:bookmark text:name="__DdeLink__552_9994690471115"/></text:p>
          </table:table-cell>
          <table:table-cell table:style-name="Table9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9.A2" office:value-type="string">
            <text:p text:style-name="P13">solve52</text:p>
          </table:table-cell>
          <table:table-cell table:style-name="Table9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9.A2" office:value-type="string">
            <text:p text:style-name="P15"/>
            <text:p text:style-name="P15"/>
            <text:p text:style-name="P19"/>
          </table:table-cell>
          <table:table-cell table:style-name="Table9.D2" office:value-type="string">
            <text:p text:style-name="P15"/>
            <text:p text:style-name="P15"/>
            <text:p text:style-name="P18"/>
          </table:table-cell>
        </table:table-row>
      </table:table>
      <text:p text:style-name="P4"/>
      <text:p text:style-name="P3"/>
      <text:p text:style-name="P5">Scorecards generated with Matthew McMillan's scorecard generator. Please visit <text:span text:style-name="T6">matthewmcmillan.me/scorecards</text:span> to get cards for your competition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<text:span text:style-name="T2">comp_name </text:span><text:span text:style-name="T1">— </text:span><text:span text:style-name="T4">event3 round3 heat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5"/>
            <text:p text:style-name="P27">ccid_label3</text:p>
            <text:p text:style-name="P26"/>
            <text:p text:style-name="P24">ccid3</text:p>
          </table:table-cell>
          <table:table-cell table:style-name="Table11.B1" office:value-type="string">
            <text:p text:style-name="P20"/>
            <text:p text:style-name="P9">name3</text:p>
            <text:p text:style-name="P20"/>
          </table:table-cell>
          <table:table-cell table:style-name="Table11.C1" office:value-type="string">
            <text:p text:style-name="P22">wcaid3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Time</text:p>
          </table:table-cell>
          <table:table-cell table:style-name="Table12.A1" office:value-type="string">
            <text:p text:style-name="P11">Judge</text:p>
          </table:table-cell>
          <table:table-cell table:style-name="Table12.D1" office:value-type="string">
            <text:p text:style-name="P11">Comp</text:p>
          </table:table-cell>
        </table:table-row>
        <table:table-row>
          <table:table-cell table:style-name="Table12.A2" office:value-type="string">
            <text:p text:style-name="P11">Solve 1</text:p>
          </table:table-cell>
          <table:table-cell table:style-name="Table12.A2" office:value-type="string">
            <text:p text:style-name="P17">hard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1">Solve 2</text:p>
          </table:table-cell>
          <table:table-cell table:style-name="Table12.A2" office:value-type="string">
            <text:p text:style-name="P17">mean_soft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1">Solve 3</text:p>
          </table:table-cell>
          <table:table-cell table:style-name="Table12.A2" office:value-type="string">
            <text:p text:style-name="P17">average_soft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4">solve43</text:p>
          </table:table-cell>
          <table:table-cell table:style-name="Table12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12.A2" office:value-type="string">
            <text:p text:style-name="P15"/>
            <text:p text:style-name="P15"/>
            <text:p text:style-name="P19"><text:bookmark text:name="__DdeLink__552_9994690471116"/></text:p>
          </table:table-cell>
          <table:table-cell table:style-name="Table12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12.A2" office:value-type="string">
            <text:p text:style-name="P14">solve53</text:p>
          </table:table-cell>
          <table:table-cell table:style-name="Table12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12.A2" office:value-type="string">
            <text:p text:style-name="P15"/>
            <text:p text:style-name="P15"/>
            <text:p text:style-name="P19"/>
          </table:table-cell>
          <table:table-cell table:style-name="Table12.D2" office:value-type="string">
            <text:p text:style-name="P15"/>
            <text:p text:style-name="P15"/>
            <text:p text:style-name="P18"/>
          </table:table-cell>
        </table:table-row>
      </table:table>
      <text:p text:style-name="P4"/>
      <text:p text:style-name="P3"/>
      <text:p text:style-name="P6"><text:span text:style-name="T5">Scorecards generated with Matthew McMillan's scorecard generator. Please visit </text:span><text:span text:style-name="T7">matthewmcmillan.me/scorecards</text:span><text:span text:style-name="T5"> to get cards for your compet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nonymous Pro" svg:font-family="'Anonymous Pro'" style:font-pitch="fixed"/>
    <style:font-face style:name="Nexa Bold" svg:font-family="'Nexa Bold'" style:font-pitch="variable"/>
    <style:font-face style:name="Nexa Light" svg:font-family="'Nex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3:21:59.538040038</meta:creation-date>
    <meta:editing-duration>P4DT3H7M26S</meta:editing-duration>
    <meta:editing-cycles>19</meta:editing-cycles>
    <meta:generator>LibreOffice/5.1.3.2$Linux_X86_64 LibreOffice_project/10m0$Build-2</meta:generator>
    <dc:date>2016-07-18T17:59:41.211678996</dc:date>
    <meta:document-statistic meta:table-count="12" meta:image-count="0" meta:object-count="0" meta:page-count="1" meta:paragraph-count="68" meta:word-count="152" meta:character-count="1192" meta:non-whitespace-character-count="1104"/>
  </office:meta>
</office:document-meta>
</file>